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B5F00000449B7E060775BACC2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74431" officeooo:paragraph-rsid="00074431"/>
    </style:style>
    <style:style style:name="P2" style:family="paragraph" style:parent-style-name="Standard">
      <style:text-properties officeooo:rsid="00074431" officeooo:paragraph-rsid="00074431"/>
    </style:style>
    <style:style style:name="P3" style:family="paragraph" style:parent-style-name="Standard">
      <style:text-properties officeooo:rsid="00098082" officeooo:paragraph-rsid="00098082"/>
    </style:style>
    <style:style style:name="P4" style:family="paragraph" style:parent-style-name="Standard" style:list-style-name="L1">
      <style:text-properties officeooo:rsid="00098082" officeooo:paragraph-rsid="00098082"/>
    </style:style>
    <style:style style:name="P5" style:family="paragraph" style:parent-style-name="Standard">
      <style:text-properties fo:font-size="18pt" officeooo:rsid="00074431" officeooo:paragraph-rsid="00074431" style:font-size-asian="18pt" style:font-size-complex="18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Überschrift</text:p>
      <text:p text:style-name="P1"/>
      <text:p text:style-name="P5">Inhalt</text:p>
      <text:p text:style-name="P1"/>
      <text:p text:style-name="P3">Bild</text:p>
      <text:p text:style-name="P3"/>
      <text:p text:style-name="P3"><draw:frame draw:style-name="fr1" draw:name="Bild1" text:anchor-type="char" svg:width="11.135cm" svg:height="4.196cm" draw:z-index="0"><draw:image xlink:href="Pictures/1000000100000B5F00000449B7E060775BACC2F0.png" xlink:type="simple" xlink:show="embed" xlink:actuate="onLoad" draw:mime-type="image/png"/></draw:frame></text:p>
      <text:p text:style-name="P3"/>
      <text:p text:style-name="P3">Nummerierte Liste:</text:p>
      <text:p text:style-name="P3"/>
      <text:list text:style-name="L1">
        <text:list-item>
          <text:p text:style-name="P4">erstens</text:p>
        </text:list-item>
        <text:list-item>
          <text:p text:style-name="P4">zweitens</text:p>
        </text:list-item>
      </text:list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1T12:29:56.740932816</meta:creation-date>
    <dc:date>2024-05-01T20:34:51.032708622</dc:date>
    <meta:editing-duration>PT1M57S</meta:editing-duration>
    <meta:editing-cycles>3</meta:editing-cycles>
    <meta:generator>LibreOffice/7.5.7.1$Linux_X86_64 LibreOffice_project/50$Build-1</meta:generator>
    <meta:document-statistic meta:table-count="0" meta:image-count="1" meta:object-count="0" meta:page-count="1" meta:paragraph-count="6" meta:word-count="9" meta:character-count="58" meta:non-whitespace-character-count="57"/>
  </office:meta>
</office:document-meta>
</file>